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min Length</text:p>
          </table:table-cell>
          <table:table-cell office:value-type="string">
            <text:p>max Length</text:p>
          </table:table-cell>
          <table:table-cell office:value-type="string">
            <text:p>Required</text:p>
          </table:table-cell>
          <table:table-cell office:value-type="string">
            <text:p>Mask/Formatter</text:p>
          </table:table-cell>
          <table:table-cell office:value-type="string">
            <text:p>Typ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User:</text:p>
          </table:table-cell>
          <table:table-cell table:number-columns-repeated="5"/>
        </table:table-row>
        <table:table-row table:style-name="ro1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</table:table-row>
        <table:table-row table:style-name="ro1">
          <table:table-cell office:value-type="string">
            <text:p>Birth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office:value-type="string">
            <text:p>E-mail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E-mail</text:p>
          </table:table-cell>
        </table:table-row>
        <table:table-row table:style-name="ro2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Logi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Password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Role:</text:p>
          </table:table-cell>
          <table:table-cell table:number-columns-repeated="5"/>
        </table:table-row>
        <table:table-row table:style-name="ro2">
          <table:table-cell office:value-type="string">
            <text:p>Nam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Permission:</text:p>
          </table:table-cell>
          <table:table-cell table:number-columns-repeated="5"/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<text:span text:style-name="T1">CandidateSouece:</text:span></text:p>
          </table:table-cell>
          <table:table-cell table:number-columns-repeated="5"/>
        </table:table-row>
        <table:table-row table:style-name="ro1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<text:span text:style-name="T1">SocialNetwork:</text:span></text:p>
          </table:table-cell>
          <table:table-cell table:number-columns-repeated="5"/>
        </table:table-row>
        <table:table-row table:style-name="ro1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andidate:</text:p>
          </table:table-cell>
          <table:table-cell table:number-columns-repeated="5"/>
        </table:table-row>
        <table:table-row table:style-name="ro1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</table:table-row>
        <table:table-row table:style-name="ro1">
          <table:table-cell office:value-type="string">
            <text:p>BirthDate</text:p>
          </table:table-cell>
          <table:table-cell table:number-columns-repeated="4"/>
          <table:table-cell office:value-type="string">
            <text:p>DateTime</text:p>
          </table:table-cell>
        </table:table-row>
        <table:table-row table:style-name="ro1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2">
          <table:table-cell office:value-type="string">
            <text:p>E-mail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E-mail</text:p>
          </table:table-cell>
        </table:table-row>
        <table:table-row table:style-name="ro2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1">
          <table:table-cell office:value-type="string">
            <text:p>PositionDesired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1">
          <table:table-cell office:value-type="string">
            <text:p>StartExperienc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1">
          <table:table-cell office:value-type="string">
            <text:p>SelaryDesired</text:p>
          </table:table-cell>
          <table:table-cell table:number-columns-repeated="4"/>
          <table:table-cell office:value-type="string">
            <text:p>integer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Skill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Room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<text:span text:style-name="T1">EventType:</text:span>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Event:</text:p>
          </table:table-cell>
          <table:table-cell table:number-columns-repeated="5"/>
        </table:table-row>
        <table:table-row table:style-name="ro1">
          <table:table-cell office:value-type="string">
            <text:p>Date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omment:</text:p>
          </table:table-cell>
          <table:table-cell table:number-columns-repeated="5"/>
        </table:table-row>
        <table:table-row table:style-name="ro2">
          <table:table-cell office:value-type="string">
            <text:p>Messa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ountry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Stage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ity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Team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Department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<text:span text:style-name="T1">VacancyStatus</text:span>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Vacancy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1">
          <table:table-cell office:value-type="string">
            <text:p>SelaryMin</text:p>
          </table:table-cell>
          <table:table-cell table:number-columns-repeated="4"/>
          <table:table-cell office:value-type="string">
            <text:p>integer</text:p>
          </table:table-cell>
        </table:table-row>
        <table:table-row table:style-name="ro1">
          <table:table-cell office:value-type="string">
            <text:p>SelaryMax</text:p>
          </table:table-cell>
          <table:table-cell table:number-columns-repeated="4"/>
          <table:table-cell office:value-type="string">
            <text:p>integer</text:p>
          </table:table-cell>
        </table:table-row>
        <table:table-row table:style-name="ro1">
          <table:table-cell office:value-type="string">
            <text:p>Start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1">
          <table:table-cell office:value-type="string">
            <text:p>DeadLine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1">
          <table:table-cell office:value-type="string">
            <text:p>End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4/05/2016</text:date>, <text:time>14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46:19.10</meta:creation-date>
    <dc:date>2016-04-05T14:05:49.02</dc:date>
    <meta:editing-duration>PT2M20S</meta:editing-duration>
    <meta:editing-cycles>1</meta:editing-cycles>
    <meta:document-statistic meta:table-count="3" meta:cell-count="183" meta:object-count="0"/>
    <meta:generator>OpenOffice/4.1.2$Win32 OpenOffice.org_project/412m3$Build-9782</meta:generator>
  </office:meta>
</office:document-meta>
</file>